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맑은 고딕2" svg:font-family="'맑은 고딕', 'Malgun Gothic', 'Apple SD Gothic Neo', Dotum, sans-serif"/>
    <style:font-face style:name="Arial2" svg:font-family="Arial" style:font-family-generic="swiss"/>
    <style:font-face style:name="Georgia" svg:font-family="Georgia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.383cm" fo:margin-top="0cm" fo:margin-bottom="0cm" table:align="center" style:writing-mode="lr-tb"/>
    </style:style>
    <style:style style:name="표1.A" style:family="table-column">
      <style:table-column-properties style:column-width="3.808cm"/>
    </style:style>
    <style:style style:name="표1.B" style:family="table-column">
      <style:table-column-properties style:column-width="4.972cm"/>
    </style:style>
    <style:style style:name="표1.C" style:family="table-column">
      <style:table-column-properties style:column-width="3.995cm"/>
    </style:style>
    <style:style style:name="표1.D" style:family="table-column">
      <style:table-column-properties style:column-width="4.607cm"/>
    </style:style>
    <style:style style:name="표1.1" style:family="table-row">
      <style:table-row-properties style:min-row-height="0.801cm" style:keep-together="true" fo:keep-together="auto"/>
    </style:style>
    <style:style style:name="표1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.B1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.D1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2" style:family="table">
      <style:table-properties style:width="17.277cm" fo:margin-top="0cm" fo:margin-bottom="0cm" table:align="center" style:writing-mode="lr-tb"/>
    </style:style>
    <style:style style:name="표2.A" style:family="table-column">
      <style:table-column-properties style:column-width="3.729cm"/>
    </style:style>
    <style:style style:name="표2.B" style:family="table-column">
      <style:table-column-properties style:column-width="2.725cm"/>
    </style:style>
    <style:style style:name="표2.C" style:family="table-column">
      <style:table-column-properties style:column-width="3.491cm"/>
    </style:style>
    <style:style style:name="표2.D" style:family="table-column">
      <style:table-column-properties style:column-width="2.796cm"/>
    </style:style>
    <style:style style:name="표2.E" style:family="table-column">
      <style:table-column-properties style:column-width="4.537cm"/>
    </style:style>
    <style:style style:name="표2.1" style:family="table-row">
      <style:table-row-properties style:min-row-height="0.885cm" style:keep-together="true" fo:keep-together="auto"/>
    </style:style>
    <style:style style:name="표2.A1" style:family="table-cell">
      <style:table-cell-properties fo:padding-left="0.191cm" fo:padding-right="0.191cm" fo:padding-top="0cm" fo:padding-bottom="0cm" fo:border="0.018cm solid #577bef"/>
    </style:style>
    <style:style style:name="표2.B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2.C1" style:family="table-cell">
      <style:table-cell-properties style:vertical-align="middle" fo:padding-left="0.191cm" fo:padding-right="0.191cm" fo:padding-top="0cm" fo:padding-bottom="0cm" fo:border="0.018cm solid #577bef"/>
    </style:style>
    <style:style style:name="표2.2" style:family="table-row">
      <style:table-row-properties style:min-row-height="1.127cm" style:keep-together="true" fo:keep-together="auto"/>
    </style:style>
    <style:style style:name="표2.3" style:family="table-row">
      <style:table-row-properties style:min-row-height="0.73cm" style:keep-together="true" fo:keep-together="auto"/>
    </style:style>
    <style:style style:name="표4" style:family="table">
      <style:table-properties style:width="17.224cm" fo:margin-top="0cm" fo:margin-bottom="0cm" table:align="center" style:writing-mode="lr-tb"/>
    </style:style>
    <style:style style:name="표4.A" style:family="table-column">
      <style:table-column-properties style:column-width="3.702cm"/>
    </style:style>
    <style:style style:name="표4.B" style:family="table-column">
      <style:table-column-properties style:column-width="8.599cm"/>
    </style:style>
    <style:style style:name="표4.C" style:family="table-column">
      <style:table-column-properties style:column-width="2.512cm"/>
    </style:style>
    <style:style style:name="표4.D" style:family="table-column">
      <style:table-column-properties style:column-width="2.411cm"/>
    </style:style>
    <style:style style:name="표4.1" style:family="table-row">
      <style:table-row-properties style:min-row-height="0.801cm" style:keep-together="true" fo:keep-together="auto"/>
    </style:style>
    <style:style style:name="표4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4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5" style:family="table">
      <style:table-properties style:width="17.224cm" fo:margin-top="0cm" fo:margin-bottom="0cm" table:align="center" style:writing-mode="lr-tb"/>
    </style:style>
    <style:style style:name="표5.A" style:family="table-column">
      <style:table-column-properties style:column-width="3.731cm"/>
    </style:style>
    <style:style style:name="표5.B" style:family="table-column">
      <style:table-column-properties style:column-width="8.624cm"/>
    </style:style>
    <style:style style:name="표5.C" style:family="table-column">
      <style:table-column-properties style:column-width="4.87cm"/>
    </style:style>
    <style:style style:name="표5.1" style:family="table-row">
      <style:table-row-properties style:min-row-height="0.796cm" style:keep-together="true" fo:keep-together="auto"/>
    </style:style>
    <style:style style:name="표5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5.A2" style:family="table-cell" style:data-style-name="N147">
      <style:table-cell-properties style:vertical-align="middle" fo:padding-left="0.191cm" fo:padding-right="0.191cm" fo:padding-top="0cm" fo:padding-bottom="0cm" fo:border="0.018cm solid #577bef"/>
    </style:style>
    <style:style style:name="표5.B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5.A3" style:family="table-cell" style:data-style-name="N0">
      <style:table-cell-properties style:vertical-align="middle" fo:padding-left="0.191cm" fo:padding-right="0.191cm" fo:padding-top="0cm" fo:padding-bottom="0cm" fo:border="0.018cm solid #577bef"/>
    </style:style>
    <style:style style:name="표5.A5" style:family="table-cell" style:data-style-name="N0">
      <style:table-cell-properties style:vertical-align="middle" fo:padding-left="0.191cm" fo:padding-right="0.191cm" fo:padding-top="0cm" fo:padding-bottom="0cm" fo:border-left="0.018cm solid #577bef" fo:border-right="0.018cm solid #577bef" fo:border-top="none" fo:border-bottom="0.018cm solid #577bef"/>
    </style:style>
    <style:style style:name="표5.B5" style:family="table-cell">
      <style:table-cell-properties style:vertical-align="middle" fo:padding-left="0.191cm" fo:padding-right="0.191cm" fo:padding-top="0cm" fo:padding-bottom="0cm" fo:border-left="0.018cm solid #577bef" fo:border-right="0.018cm solid #577bef" fo:border-top="none" fo:border-bottom="0.018cm solid #577bef"/>
    </style:style>
    <style:style style:name="표6" style:family="table">
      <style:table-properties style:width="17.251cm" fo:margin-top="0cm" fo:margin-bottom="0cm" table:align="center" style:writing-mode="lr-tb"/>
    </style:style>
    <style:style style:name="표6.A" style:family="table-column">
      <style:table-column-properties style:column-width="3.741cm"/>
    </style:style>
    <style:style style:name="표6.B" style:family="table-column">
      <style:table-column-properties style:column-width="3.981cm"/>
    </style:style>
    <style:style style:name="표6.C" style:family="table-column">
      <style:table-column-properties style:column-width="3.306cm"/>
    </style:style>
    <style:style style:name="표6.D" style:family="table-column">
      <style:table-column-properties style:column-width="6.223cm"/>
    </style:style>
    <style:style style:name="표6.1" style:family="table-row">
      <style:table-row-properties style:min-row-height="0.799cm" style:keep-together="true" fo:keep-together="auto"/>
    </style:style>
    <style:style style:name="표6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6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6.A4" style:family="table-cell">
      <style:table-cell-properties style:vertical-align="middle" fo:padding-left="0.191cm" fo:padding-right="0.191cm" fo:padding-top="0cm" fo:padding-bottom="0cm" fo:border-left="0.018cm solid #577bef" fo:border-right="0.018cm solid #577bef" fo:border-top="none" fo:border-bottom="0.018cm solid #577bef"/>
    </style:style>
    <style:style style:name="표7" style:family="table">
      <style:table-properties style:width="17.224cm" fo:margin-top="0cm" fo:margin-bottom="0cm" table:align="center" style:writing-mode="lr-tb"/>
    </style:style>
    <style:style style:name="표7.A" style:family="table-column">
      <style:table-column-properties style:column-width="3.731cm"/>
    </style:style>
    <style:style style:name="표7.B" style:family="table-column">
      <style:table-column-properties style:column-width="3.993cm"/>
    </style:style>
    <style:style style:name="표7.C" style:family="table-column">
      <style:table-column-properties style:column-width="7.064cm"/>
    </style:style>
    <style:style style:name="표7.D" style:family="table-column">
      <style:table-column-properties style:column-width="2.436cm"/>
    </style:style>
    <style:style style:name="표7.1" style:family="table-row">
      <style:table-row-properties style:min-row-height="0.799cm" style:keep-together="true" fo:keep-together="auto"/>
    </style:style>
    <style:style style:name="표7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7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7.3" style:family="table-row">
      <style:table-row-properties style:min-row-height="0.767cm" style:keep-together="true" fo:keep-together="auto"/>
    </style:style>
    <style:style style:name="표8" style:family="table">
      <style:table-properties style:width="18.244cm" fo:margin-top="0cm" fo:margin-bottom="0cm" table:align="center" style:writing-mode="lr-tb"/>
    </style:style>
    <style:style style:name="표8.A" style:family="table-column">
      <style:table-column-properties style:column-width="18.244cm"/>
    </style:style>
    <style:style style:name="표8.1" style:family="table-row">
      <style:table-row-properties style:min-row-height="0.935cm" style:keep-together="true" fo:keep-together="auto"/>
    </style:style>
    <style:style style:name="표8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8.2" style:family="table-row">
      <style:table-row-properties style:min-row-height="7.904cm" style:keep-together="true" fo:keep-together="auto"/>
    </style:style>
    <style:style style:name="표8.A2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8.3" style:family="table-row">
      <style:table-row-properties style:min-row-height="1cm" style:keep-together="true" fo:keep-together="auto"/>
    </style:style>
    <style:style style:name="표8.4" style:family="table-row">
      <style:table-row-properties style:min-row-height="5.861cm" style:keep-together="true" fo:keep-together="auto"/>
    </style:style>
    <style:style style:name="표8.6" style:family="table-row">
      <style:table-row-properties style:min-row-height="6.265cm" style:keep-together="true" fo:keep-together="auto"/>
    </style:style>
    <style:style style:name="표10" style:family="table">
      <style:table-properties style:width="18.468cm" fo:margin-left="-0.191cm" fo:margin-top="0cm" fo:margin-bottom="0cm" table:align="left" style:writing-mode="lr-tb"/>
    </style:style>
    <style:style style:name="표10.A" style:family="table-column">
      <style:table-column-properties style:column-width="2.644cm"/>
    </style:style>
    <style:style style:name="표10.B" style:family="table-column">
      <style:table-column-properties style:column-width="15.824cm"/>
    </style:style>
    <style:style style:name="표10.1" style:family="table-row">
      <style:table-row-properties style:min-row-height="1.062cm" style:keep-together="true" fo:keep-together="auto"/>
    </style:style>
    <style:style style:name="표10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0.2" style:family="table-row">
      <style:table-row-properties style:min-row-height="1.226cm" style:keep-together="true" fo:keep-together="auto"/>
    </style:style>
    <style:style style:name="표10.A2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0.3" style:family="table-row">
      <style:table-row-properties style:min-row-height="1.245cm" style:keep-together="true" fo:keep-together="auto"/>
    </style:style>
    <style:style style:name="표10.4" style:family="table-row">
      <style:table-row-properties style:min-row-height="2.713cm" style:keep-together="true" fo:keep-together="auto"/>
    </style:style>
    <style:style style:name="표10.5" style:family="table-row">
      <style:table-row-properties style:min-row-height="5.255cm" style:keep-together="true" fo:keep-together="auto"/>
    </style:style>
    <style:style style:name="표10.6" style:family="table-row">
      <style:table-row-properties style:min-row-height="5.228cm" style:keep-together="true" fo:keep-together="auto"/>
    </style:style>
    <style:style style:name="표10.7" style:family="table-row">
      <style:table-row-properties style:min-row-height="3.801cm" style:keep-together="true" fo:keep-together="auto"/>
    </style:style>
    <style:style style:name="표10.8" style:family="table-row">
      <style:table-row-properties style:min-row-height="4.724cm" style:keep-together="true" fo:keep-together="auto"/>
    </style:style>
    <style:style style:name="표9" style:family="table">
      <style:table-properties style:width="15.423cm" fo:margin-left="0cm" fo:margin-top="0cm" fo:margin-bottom="0cm" table:align="left" style:writing-mode="lr-tb"/>
    </style:style>
    <style:style style:name="표9.A" style:family="table-column">
      <style:table-column-properties style:column-width="4.884cm"/>
    </style:style>
    <style:style style:name="표9.B" style:family="table-column">
      <style:table-column-properties style:column-width="10.539cm"/>
    </style:style>
    <style:style style:name="표9.1" style:family="table-row">
      <style:table-row-properties style:keep-together="true" fo:keep-together="auto"/>
    </style:style>
    <style:style style:name="표9.A1" style:family="table-cell">
      <style:table-cell-properties fo:padding-left="0.191cm" fo:padding-right="0.191cm" fo:padding-top="0cm" fo:padding-bottom="0cm" fo:border="0.018cm solid #d9d9d9"/>
    </style:style>
    <style:style style:name="표11" style:family="table">
      <style:table-properties style:width="17.993cm" fo:margin-top="0cm" fo:margin-bottom="0cm" table:align="center" style:writing-mode="lr-tb"/>
    </style:style>
    <style:style style:name="표11.A" style:family="table-column">
      <style:table-column-properties style:column-width="17.993cm"/>
    </style:style>
    <style:style style:name="표11.1" style:family="table-row">
      <style:table-row-properties style:min-row-height="0.185cm" style:keep-together="true" fo:keep-together="auto"/>
    </style:style>
    <style:style style:name="표11.A1" style:family="table-cell">
      <style:table-cell-properties style:vertical-align="middle" fo:background-color="#577bef" fo:padding-left="0.191cm" fo:padding-right="0.191cm" fo:padding-top="0cm" fo:padding-bottom="0cm" fo:border="0.018cm solid #577bef">
        <style:background-image/>
      </style:table-cell-properties>
    </style:style>
    <style:style style:name="표11.2" style:family="table-row">
      <style:table-row-properties style:min-row-height="5.223cm" style:keep-together="true" fo:keep-together="auto"/>
    </style:style>
    <style:style style:name="표11.A2" style:family="table-cell">
      <style:table-cell-properties style:vertical-align="middle" fo:background-color="#ffffff" fo:padding-left="0.191cm" fo:padding-right="0.191cm" fo:padding-top="0cm" fo:padding-bottom="0cm" fo:border="0.018cm solid #577bef">
        <style:background-image/>
      </style:table-cell-properties>
    </style:style>
    <style:style style:name="표11.3" style:family="table-row">
      <style:table-row-properties style:min-row-height="1.385cm" style:keep-together="true" fo:keep-together="auto"/>
    </style:style>
    <style:style style:name="표11.4" style:family="table-row">
      <style:table-row-properties style:min-row-height="0.026cm" style:keep-together="true" fo:keep-together="auto"/>
    </style:style>
    <style:style style:name="표11.5" style:family="table-row">
      <style:table-row-properties style:min-row-height="5.893cm" style:keep-together="true" fo:keep-together="auto"/>
    </style:style>
    <style:style style:name="표11.A5" style:family="table-cell">
      <style:table-cell-properties style:vertical-align="middle" fo:padding-left="0.191cm" fo:padding-right="0.191cm" fo:padding-top="0cm" fo:padding-bottom="0cm" fo:border="0.018cm solid #577bef"/>
    </style:style>
    <style:style style:name="표11.6" style:family="table-row">
      <style:table-row-properties style:min-row-height="0.069cm" style:keep-together="true" fo:keep-together="auto"/>
    </style:style>
    <style:style style:name="표11.8" style:family="table-row">
      <style:table-row-properties style:min-row-height="5.95cm" style:keep-together="true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line-height="115%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fo:font-weight="bold" style:language-asian="ko" style:country-asian="KR" style:font-weight-asian="bold"/>
    </style:style>
    <style:style style:name="P5" style:family="paragraph" style:parent-style-name="Standard">
      <style:paragraph-properties fo:text-align="center" style:justify-single-word="false"/>
      <style:text-properties fo:color="#ffffff"/>
    </style:style>
    <style:style style:name="P6" style:family="paragraph" style:parent-style-name="Standard">
      <style:text-properties fo:color="#ffffff" fo:font-weight="bold" style:font-weight-asian="bold"/>
    </style:style>
    <style:style style:name="P7" style:family="paragraph" style:parent-style-name="Standard">
      <style:paragraph-properties fo:text-align="center" style:justify-single-word="false"/>
      <style:text-properties fo:color="#ffffff" fo:font-weight="bold" style:font-weight-asian="bold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color="#1c129e" fo:font-size="6pt" fo:font-weight="bold" style:font-size-asian="6pt" style:font-weight-asian="bold" style:font-size-complex="18pt"/>
    </style:style>
    <style:style style:name="P12" style:family="paragraph" style:parent-style-name="Standard">
      <style:paragraph-properties fo:orphans="2" fo:widows="2"/>
      <style:text-properties fo:color="#1c129e" fo:font-size="1pt" fo:font-weight="bold" style:font-size-asian="1pt" style:font-weight-asian="bold" style:font-size-complex="1pt"/>
    </style:style>
    <style:style style:name="P13" style:family="paragraph" style:parent-style-name="Standard">
      <style:text-properties fo:color="#1c129e" fo:font-size="5pt" fo:font-weight="bold" style:font-size-asian="5pt" style:font-weight-asian="bold" style:font-size-complex="18pt"/>
    </style:style>
    <style:style style:name="P14" style:family="paragraph" style:parent-style-name="Standard">
      <style:paragraph-properties fo:text-align="start" style:justify-single-word="false" fo:orphans="2" fo:widows="2"/>
      <style:text-properties fo:color="#000000" style:font-name-complex="굴림1"/>
    </style:style>
    <style:style style:name="P15" style:family="paragraph" style:parent-style-name="Standard">
      <style:paragraph-properties fo:line-height="115%"/>
      <style:text-properties fo:font-size="1pt" style:font-size-asian="1pt" style:font-size-complex="1pt"/>
    </style:style>
    <style:style style:name="P16" style:family="paragraph" style:parent-style-name="Standard">
      <style:text-properties fo:font-size="9pt" style:font-size-asian="9pt" style:font-size-complex="9pt"/>
    </style:style>
    <style:style style:name="P17" style:family="paragraph" style:parent-style-name="Standard">
      <style:paragraph-properties fo:text-align="start" style:justify-single-word="false"/>
      <style:text-properties fo:font-size="9pt" fo:font-weight="bold" style:font-size-asian="9pt" style:font-weight-asian="bold" style:font-size-complex="9pt"/>
    </style:style>
    <style:style style:name="P18" style:family="paragraph" style:parent-style-name="Standard">
      <style:text-properties style:language-asian="ko" style:country-asian="KR"/>
    </style:style>
    <style:style style:name="P19" style:family="paragraph" style:parent-style-name="Standard">
      <style:paragraph-properties fo:text-align="center" style:justify-single-word="false"/>
      <style:text-properties style:language-asian="ko" style:country-asian="KR"/>
    </style:style>
    <style:style style:name="P20" style:family="paragraph" style:parent-style-name="Standard">
      <style:paragraph-properties fo:text-align="center" style:justify-single-word="false"/>
      <style:text-properties fo:color="#577bef" fo:font-size="18pt" fo:font-weight="bold" style:font-size-asian="18pt" style:font-weight-asian="bold" style:font-size-complex="18pt"/>
    </style:style>
    <style:style style:name="P21" style:family="paragraph" style:parent-style-name="Standard">
      <style:paragraph-properties fo:text-align="center" style:justify-single-word="false" fo:orphans="2" fo:widows="2"/>
      <style:text-properties fo:color="#577bef" fo:font-size="18pt" fo:font-weight="bold" style:font-size-asian="18pt" style:font-weight-asian="bold" style:font-size-complex="18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fo:letter-spacing="-0.026cm" style:font-name-asian="맑은 고딕2" style:font-size-asian="10.5pt" style:font-style-asian="normal" style:font-weight-asian="normal"/>
    </style:style>
    <style:style style:name="P23" style:family="paragraph" style:parent-style-name="Standard">
      <style:paragraph-properties fo:padding="0cm" fo:border="none"/>
    </style:style>
    <style:style style:name="P24" style:family="paragraph" style:parent-style-name="Standard">
      <style:paragraph-properties fo:padding="0cm" fo:border="none"/>
      <style:text-properties fo:color="#000000" fo:font-size="5pt" style:font-size-asian="5pt" style:font-size-complex="5pt"/>
    </style:style>
    <style:style style:name="P25" style:family="paragraph" style:parent-style-name="Standard">
      <style:paragraph-properties fo:padding="0cm" fo:border="none"/>
      <style:text-properties fo:color="#000000" fo:font-weight="bold" style:font-weight-asian="bold"/>
    </style:style>
    <style:style style:name="P26" style:family="paragraph" style:parent-style-name="Standard">
      <style:paragraph-properties fo:padding="0cm" fo:border="none"/>
      <style:text-properties fo:font-size="11pt" style:font-size-asian="11pt" style:font-size-complex="11pt"/>
    </style:style>
    <style:style style:name="P27" style:family="paragraph" style:parent-style-name="Standard">
      <style:paragraph-properties fo:margin-left="0.353cm" fo:margin-right="0cm" fo:text-align="center" style:justify-single-word="false" fo:text-indent="0cm" style:auto-text-indent="false"/>
      <style:text-properties style:language-asian="ko" style:country-asian="KR"/>
    </style:style>
    <style:style style:name="P28" style:family="paragraph" style:parent-style-name="Standard" style:master-page-name="Standard">
      <style:paragraph-properties fo:text-align="center" style:justify-single-word="false" style:page-number="auto"/>
      <style:text-properties fo:color="#577bef" fo:font-size="18pt" fo:font-weight="bold" style:font-size-asian="18pt" style:font-weight-asian="bold" style:font-size-complex="18pt"/>
    </style:style>
    <style:style style:name="P29" style:family="paragraph" style:parent-style-name="Standard">
      <style:text-properties style:language-asian="ko" style:country-asian="KR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style:language-asian="ko" style:country-asian="KR"/>
    </style:style>
    <style:style style:name="T4" style:family="text">
      <style:text-properties fo:font-variant="normal" fo:text-transform="none" fo:color="#000000" fo:letter-spacing="-0.026cm" style:font-name-asian="맑은 고딕2" style:font-size-asian="10.5pt" style:font-style-asian="normal" style:font-weight-asian="normal"/>
    </style:style>
    <style:style style:name="T5" style:family="text">
      <style:text-properties fo:font-variant="normal" fo:text-transform="none" fo:color="#000000" fo:letter-spacing="-0.026cm" style:font-name-asian="맑은 고딕2" style:font-size-asian="10.5pt" style:language-asian="ko" style:country-asian="KR" style:font-style-asian="normal" style:font-weight-asian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language-asian="ko" style:country-asian="KR" style:font-weight-asian="bold"/>
    </style:style>
    <number:number-style style:name="N0">
      <number:number number:min-integer-digits="1"/>
    </number:number-style>
    <number:date-style style:name="N147">
      <number:year number:style="long"/>
      <number:text>년 </number:text>
      <number:month/>
      <number:text>월 </number:text>
      <number:day/>
      <number:text>일</number:text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입 <text:s/>사 <text:s/>지 <text:s/>원 <text:s/>서</text:p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row table:style-name="표1.1">
          <table:table-cell table:style-name="표1.A1" office:value-type="string">
            <text:p text:style-name="P7">응시부문</text:p>
          </table:table-cell>
          <table:table-cell table:style-name="표1.B1" office:value-type="string">
            <text:p text:style-name="P1">Java <text:span text:style-name="T3">개발자</text:span></text:p>
          </table:table-cell>
          <table:table-cell table:style-name="표1.A1" office:value-type="string">
            <text:p text:style-name="P7">입사구분</text:p>
          </table:table-cell>
          <table:table-cell table:style-name="표1.D1" office:value-type="string">
            <text:p text:style-name="P1">신입</text:p>
          </table:table-cell>
        </table:table-row>
        <table:table-row table:style-name="표1.1">
          <table:table-cell table:style-name="표1.A1" office:value-type="string">
            <text:p text:style-name="P7">포트폴리오 URL</text:p>
          </table:table-cell>
          <table:table-cell table:style-name="표1.B1" table:number-columns-spanned="3" office:value-type="string">
            <text:p text:style-name="P1">https://velog.io/@jojo_</text:p>
          </table:table-cell>
          <table:covered-table-cell/>
          <table:covered-table-cell/>
        </table:table-row>
      </table:table>
      <text:p text:style-name="P24"/>
      <text:p text:style-name="P25">▣ 인적사항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row table:style-name="표2.1">
          <table:table-cell table:style-name="표2.A1" table:number-rows-spanned="3" office:value-type="string">
            <text:p text:style-name="P2"/>
          </table:table-cell>
          <table:table-cell table:style-name="표2.B1" office:value-type="string">
            <text:p text:style-name="P7">이름</text:p>
          </table:table-cell>
          <table:table-cell table:style-name="표2.C1" office:value-type="string">
            <text:p text:style-name="P19">이지연</text:p>
          </table:table-cell>
          <table:table-cell table:style-name="표2.B1" office:value-type="string">
            <text:p text:style-name="P7">성별/생년월일</text:p>
          </table:table-cell>
          <table:table-cell table:style-name="표2.C1" office:value-type="string">
            <text:p text:style-name="P1"><text:span text:style-name="T3">여</text:span> / 951219</text:p>
          </table:table-cell>
        </table:table-row>
        <table:table-row table:style-name="표2.2">
          <table:covered-table-cell/>
          <table:table-cell table:style-name="표2.B1" office:value-type="string">
            <text:p text:style-name="P7">연락처</text:p>
          </table:table-cell>
          <table:table-cell table:style-name="표2.C1" office:value-type="string">
            <text:p text:style-name="P1">010-2223-5231</text:p>
          </table:table-cell>
          <table:table-cell table:style-name="표2.B1" office:value-type="string">
            <text:p text:style-name="P7">E-mail</text:p>
          </table:table-cell>
          <table:table-cell table:style-name="표2.C1" office:value-type="string">
            <text:p text:style-name="P1">powerbobo88@gmail.com</text:p>
          </table:table-cell>
        </table:table-row>
        <table:table-row table:style-name="표2.3">
          <table:covered-table-cell/>
          <table:table-cell table:style-name="표2.B1" office:value-type="string">
            <text:p text:style-name="P7">주소</text:p>
          </table:table-cell>
          <table:table-cell table:style-name="표2.C1" table:number-columns-spanned="3" office:value-type="string">
            <text:p text:style-name="P27">서울특별시 동대문구 한천로58길 47 쌍용아파트 103동, 308호</text:p>
          </table:table-cell>
          <table:covered-table-cell/>
          <table:covered-table-cell/>
        </table:table-row>
      </table:table>
      <text:p text:style-name="P24"/>
      <text:p text:style-name="P24"/>
      <text:p text:style-name="P25">▣ 학력사항</text:p>
      <table:table table:name="표4" table:style-name="표4">
        <table:table-column table:style-name="표4.A"/>
        <table:table-column table:style-name="표4.B"/>
        <table:table-column table:style-name="표4.C"/>
        <table:table-column table:style-name="표4.D"/>
        <table:table-row table:style-name="표4.1">
          <table:table-cell table:style-name="표4.A1" office:value-type="string">
            <text:p text:style-name="P7">재학기간</text:p>
          </table:table-cell>
          <table:table-cell table:style-name="표4.A1" office:value-type="string">
            <text:p text:style-name="P7">학교명 및 전공</text:p>
          </table:table-cell>
          <table:table-cell table:style-name="표4.A1" office:value-type="string">
            <text:p text:style-name="P7">구분</text:p>
          </table:table-cell>
          <table:table-cell table:style-name="표4.A1" office:value-type="string">
            <text:p text:style-name="P7">졸업여부</text:p>
          </table:table-cell>
        </table:table-row>
        <table:table-row table:style-name="표4.1">
          <table:table-cell table:style-name="표4.A2" office:value-type="string">
            <text:p text:style-name="P1">2014.03 ~ 2016.02</text:p>
          </table:table-cell>
          <table:table-cell table:style-name="표4.A2" office:value-type="string">
            <text:p text:style-name="P19"><text:bookmark text:name="Bookmark"/>수원여자대학교 / 레저스포츠학과</text:p>
          </table:table-cell>
          <table:table-cell table:style-name="표4.A2" office:value-type="string">
            <text:p text:style-name="P1">2년제</text:p>
          </table:table-cell>
          <table:table-cell table:style-name="표4.A2" office:value-type="string">
            <text:p text:style-name="P1"/>
          </table:table-cell>
        </table:table-row>
        <table:table-row table:style-name="표4.1">
          <table:table-cell table:style-name="표4.A2" office:value-type="string">
            <text:p text:style-name="P1">2011.03 ~ 2014.02</text:p>
          </table:table-cell>
          <table:table-cell table:style-name="표4.A2" office:value-type="string">
            <text:p text:style-name="P19">청량고등학교</text:p>
          </table:table-cell>
          <table:table-cell table:style-name="표4.A2" office:value-type="string">
            <text:p text:style-name="P1">고등학교</text:p>
          </table:table-cell>
          <table:table-cell table:style-name="표4.A2" office:value-type="string">
            <text:p text:style-name="P1"/>
          </table:table-cell>
        </table:table-row>
        <table:table-row table:style-name="표4.1">
          <table:table-cell table:style-name="표4.A2" office:value-type="string">
            <text:p text:style-name="P1"/>
          </table:table-cell>
          <table:table-cell table:style-name="표4.A2" office:value-type="string">
            <text:p text:style-name="P1"/>
          </table:table-cell>
          <table:table-cell table:style-name="표4.A2" office:value-type="string">
            <text:p text:style-name="P1"/>
          </table:table-cell>
          <table:table-cell table:style-name="표4.A2" office:value-type="string">
            <text:p text:style-name="P1"/>
          </table:table-cell>
        </table:table-row>
      </table:table>
      <text:p text:style-name="P24"/>
      <text:p text:style-name="P24"/>
      <text:p text:style-name="P25">▣ 자격증</text:p>
      <table:table table:name="표5" table:style-name="표5">
        <table:table-column table:style-name="표5.A"/>
        <table:table-column table:style-name="표5.B"/>
        <table:table-column table:style-name="표5.C"/>
        <table:table-row table:style-name="표5.1">
          <table:table-cell table:style-name="표5.A1" office:value-type="string">
            <text:p text:style-name="P7">취득일</text:p>
          </table:table-cell>
          <table:table-cell table:style-name="표5.A1" office:value-type="string">
            <text:p text:style-name="P7">자격면허(급수/점수)</text:p>
          </table:table-cell>
          <table:table-cell table:style-name="표5.A1" office:value-type="string">
            <text:p text:style-name="P7">발급기관</text:p>
          </table:table-cell>
        </table:table-row>
        <table:table-row table:style-name="표5.1">
          <table:table-cell table:style-name="표5.A2" office:value-type="date" office:date-value="2015-10-01">
            <text:p text:style-name="P1">2015년 10월 1일</text:p>
          </table:table-cell>
          <table:table-cell table:style-name="표5.B2" office:value-type="string">
            <text:p text:style-name="P19">동력수상레저기구조종면허2급</text:p>
          </table:table-cell>
          <table:table-cell table:style-name="표5.B2" office:value-type="string">
            <text:p text:style-name="P19">해양경찰청</text:p>
          </table:table-cell>
        </table:table-row>
        <table:table-row table:style-name="표5.1">
          <table:table-cell table:style-name="표5.A3" office:value-type="float" office:value="2015.08">
            <text:p text:style-name="P1">2015.08</text:p>
          </table:table-cell>
          <table:table-cell table:style-name="표5.B2" office:value-type="string">
            <text:p text:style-name="P19">윈드서핑 지도자 3급</text:p>
          </table:table-cell>
          <table:table-cell table:style-name="표5.B2" office:value-type="string">
            <text:p text:style-name="P19">국민생활체육전국윈드서핑연합회</text:p>
          </table:table-cell>
        </table:table-row>
        <table:table-row table:style-name="표5.1">
          <table:table-cell table:style-name="표5.A3" office:value-type="float" office:value="2015.06">
            <text:p text:style-name="P1">2015.06</text:p>
          </table:table-cell>
          <table:table-cell table:style-name="표5.B2" office:value-type="string">
            <text:p text:style-name="P1">MOS<text:span text:style-name="T3">엑셀 2000 expert</text:span></text:p>
          </table:table-cell>
          <table:table-cell table:style-name="표5.B2" office:value-type="string">
            <text:p text:style-name="P1">Microsoft</text:p>
          </table:table-cell>
        </table:table-row>
        <table:table-row table:style-name="표5.1">
          <table:table-cell table:style-name="표5.A5" office:value-type="float" office:value="2015.06">
            <text:p text:style-name="P1">2015.06</text:p>
          </table:table-cell>
          <table:table-cell table:style-name="표5.B5" office:value-type="string">
            <text:p text:style-name="P1">Emergency First Aid</text:p>
          </table:table-cell>
          <table:table-cell table:style-name="표5.B5" office:value-type="string">
            <text:p text:style-name="P1">Emergency Fri<text:span text:style-name="T3">st Aid</text:span></text:p>
          </table:table-cell>
        </table:table-row>
        <table:table-row table:style-name="표5.1">
          <table:table-cell table:style-name="표5.A5" office:value-type="float" office:value="2014.09">
            <text:p text:style-name="P1">2014.09</text:p>
          </table:table-cell>
          <table:table-cell table:style-name="표5.B5" office:value-type="string">
            <text:p text:style-name="P19">유소년 요트세일링 지도자 2급</text:p>
          </table:table-cell>
          <table:table-cell table:style-name="표5.B5" office:value-type="string">
            <text:p text:style-name="P19">수원여자대학교</text:p>
          </table:table-cell>
        </table:table-row>
        <table:table-row table:style-name="표5.1">
          <table:table-cell table:style-name="표5.A5" office:value-type="float" office:value="2014.06">
            <text:p text:style-name="P1">2014.06</text:p>
          </table:table-cell>
          <table:table-cell table:style-name="표5.B5" office:value-type="string">
            <text:p text:style-name="P1">PADI 어드벤스 오픈워터<text:span text:style-name="T3"> 다이버</text:span></text:p>
          </table:table-cell>
          <table:table-cell table:style-name="표5.B5" office:value-type="string">
            <text:p text:style-name="P1">PADI</text:p>
          </table:table-cell>
        </table:table-row>
        <table:table-row table:style-name="표5.1">
          <table:table-cell table:style-name="표5.A5" office:value-type="float" office:value="2014.04">
            <text:p text:style-name="P1">2014.04</text:p>
          </table:table-cell>
          <table:table-cell table:style-name="표5.B5" office:value-type="string">
            <text:p text:style-name="P1">PADI <text:span text:style-name="T3">오픈워터 다이버</text:span></text:p>
          </table:table-cell>
          <table:table-cell table:style-name="표5.B5" office:value-type="string">
            <text:p text:style-name="P1">PADI</text:p>
          </table:table-cell>
        </table:table-row>
        <table:table-row table:style-name="표5.1">
          <table:table-cell table:style-name="표5.A5" office:value-type="float" office:value="2014.03">
            <text:p text:style-name="P1">2014.03</text:p>
          </table:table-cell>
          <table:table-cell table:style-name="표5.B5" office:value-type="string">
            <text:p text:style-name="P19">유소년 수상스포츠 지도자 2급</text:p>
          </table:table-cell>
          <table:table-cell table:style-name="표5.B5" office:value-type="string">
            <text:p text:style-name="P19">수원여자대학교</text:p>
          </table:table-cell>
        </table:table-row>
      </table:table>
      <text:p text:style-name="P24"/>
      <text:p text:style-name="P24"/>
      <text:p text:style-name="P23"><text:span text:style-name="T1">▣</text:span><text:span text:style-name="T2"> 사회경험</text:span></text:p>
      <table:table table:name="표6" table:style-name="표6">
        <table:table-column table:style-name="표6.A"/>
        <table:table-column table:style-name="표6.B"/>
        <table:table-column table:style-name="표6.C"/>
        <table:table-column table:style-name="표6.D"/>
        <table:table-row table:style-name="표6.1">
          <table:table-cell table:style-name="표6.A1" office:value-type="string">
            <text:p text:style-name="P7">기간</text:p>
          </table:table-cell>
          <table:table-cell table:style-name="표6.A1" office:value-type="string">
            <text:p text:style-name="P7">회사명</text:p>
          </table:table-cell>
          <table:table-cell table:style-name="표6.A1" office:value-type="string">
            <text:p text:style-name="P7">직급/직책</text:p>
          </table:table-cell>
          <table:table-cell table:style-name="표6.A1" office:value-type="string">
            <text:p text:style-name="P7">주요 업무</text:p>
          </table:table-cell>
        </table:table-row>
        <table:table-row table:style-name="표6.1">
          <table:table-cell table:style-name="표6.A2" office:value-type="string">
            <text:p text:style-name="P1">2023.01 ~ 2023.03</text:p>
          </table:table-cell>
          <table:table-cell table:style-name="표6.A2" office:value-type="string">
            <text:p text:style-name="P1">(<text:span text:style-name="T3">주)유디스컴퍼니</text:span></text:p>
          </table:table-cell>
          <table:table-cell table:style-name="표6.A2" office:value-type="string">
            <text:p text:style-name="P1">MD</text:p>
          </table:table-cell>
          <table:table-cell table:style-name="표6.A2" office:value-type="string">
            <text:p text:style-name="P19">파트너사 영업 및 관리<text:line-break/>담당 채널 매출계획 및 관리</text:p>
          </table:table-cell>
        </table:table-row>
        <table:table-row table:style-name="표6.1">
          <table:table-cell table:style-name="표6.A2" office:value-type="string">
            <text:p text:style-name="P1">2018.08 ~ 2021.09</text:p>
          </table:table-cell>
          <table:table-cell table:style-name="표6.A2" office:value-type="string">
            <text:p text:style-name="P1">(<text:span text:style-name="T3">주)샵피온</text:span></text:p>
          </table:table-cell>
          <table:table-cell table:style-name="표6.A2" office:value-type="string">
            <text:p text:style-name="P1">MD</text:p>
          </table:table-cell>
          <table:table-cell table:style-name="표6.A2" office:value-type="string">
            <text:p text:style-name="P1"><text:span text:style-name="T4">오픈마켓 및 폐쇠몰</text:span> <text:span text:style-name="T3">행사 관리</text:span></text:p>
            <text:p text:style-name="P1"><text:span text:style-name="T5">물류 재고관리 및 발주</text:span><text:span text:style-name="T3"> </text:span></text:p>
          </table:table-cell>
        </table:table-row>
        <table:table-row table:style-name="표6.1">
          <table:table-cell table:style-name="표6.A4" office:value-type="string">
            <text:p text:style-name="P1">2018.03 ~ 2018.07</text:p>
          </table:table-cell>
          <table:table-cell table:style-name="표6.A4" office:value-type="string">
            <text:p text:style-name="P19">하이퍼인터내셔널</text:p>
          </table:table-cell>
          <table:table-cell table:style-name="표6.A4" office:value-type="string">
            <text:p text:style-name="P19">사원</text:p>
          </table:table-cell>
          <table:table-cell table:style-name="표6.A4" office:value-type="string">
            <text:p text:style-name="P19">상품등록 및 CS</text:p>
          </table:table-cell>
        </table:table-row>
        <table:table-row table:style-name="표6.1">
          <table:table-cell table:style-name="표6.A4" office:value-type="string">
            <text:p text:style-name="P1">2017.01 ~ 2018.01</text:p>
          </table:table-cell>
          <table:table-cell table:style-name="표6.A4" office:value-type="string">
            <text:p text:style-name="P19">스포츠몬스터</text:p>
          </table:table-cell>
          <table:table-cell table:style-name="표6.A4" office:value-type="string">
            <text:p text:style-name="P19">사원</text:p>
          </table:table-cell>
          <table:table-cell table:style-name="표6.A4" office:value-type="string">
            <text:p text:style-name="P22">시설 안전점검</text:p>
            <text:p text:style-name="P22">어트랙션 이용 도움 및 고객응대</text:p>
          </table:table-cell>
        </table:table-row>
        <text:soft-page-break/>
        <table:table-row table:style-name="표6.1">
          <table:table-cell table:style-name="표6.A4" office:value-type="string">
            <text:p text:style-name="P1">2016.05 ~ 2016.10</text:p>
          </table:table-cell>
          <table:table-cell table:style-name="표6.A4" office:value-type="string">
            <text:p text:style-name="P19">삼천리프라자</text:p>
          </table:table-cell>
          <table:table-cell table:style-name="표6.A4" office:value-type="string">
            <text:p text:style-name="P19">사원</text:p>
          </table:table-cell>
          <table:table-cell table:style-name="표6.A4" office:value-type="string">
            <text:p text:style-name="P22">상품등록 및 발주</text:p>
          </table:table-cell>
        </table:table-row>
      </table:table>
      <text:p text:style-name="P25"><text:line-break/>▣ 교육 수료사항</text:p>
      <table:table table:name="표7" table:style-name="표7">
        <table:table-column table:style-name="표7.A"/>
        <table:table-column table:style-name="표7.B"/>
        <table:table-column table:style-name="표7.C"/>
        <table:table-column table:style-name="표7.D"/>
        <table:table-row table:style-name="표7.1">
          <table:table-cell table:style-name="표7.A1" office:value-type="string">
            <text:p text:style-name="P7">기간</text:p>
          </table:table-cell>
          <table:table-cell table:style-name="표7.A1" office:value-type="string">
            <text:p text:style-name="P7">훈련기관</text:p>
          </table:table-cell>
          <table:table-cell table:style-name="표7.A1" office:value-type="string">
            <text:p text:style-name="P7">훈련과정</text:p>
          </table:table-cell>
          <table:table-cell table:style-name="표7.A1" office:value-type="string">
            <text:p text:style-name="P7">출석률</text:p>
          </table:table-cell>
        </table:table-row>
        <table:table-row table:style-name="표7.1">
          <table:table-cell table:style-name="표7.A2" office:value-type="string">
            <text:p text:style-name="P1">0000.00.00 </text:p>
            <text:p text:style-name="P1">~ </text:p>
            <text:p text:style-name="P1">0000.00.00</text:p>
          </table:table-cell>
          <table:table-cell table:style-name="표7.A2" office:value-type="string">
            <text:p text:style-name="P1">KH 정보교육원</text:p>
          </table:table-cell>
          <table:table-cell table:style-name="표7.A2" office:value-type="string">
            <text:p text:style-name="P1">(디지털컨버전스)자바(JAVA) 기반 </text:p>
            <text:p text:style-name="P1">공공데이터 융합 개발자 양성과정</text:p>
          </table:table-cell>
          <table:table-cell table:style-name="표7.A2" office:value-type="string">
            <text:p text:style-name="P1">100%</text:p>
          </table:table-cell>
        </table:table-row>
        <table:table-row table:style-name="표7.3">
          <table:table-cell table:style-name="표7.A1" table:number-rows-spanned="8" office:value-type="string">
            <text:p text:style-name="P5"/>
            <text:p text:style-name="P5"/>
            <text:p text:style-name="P7">활용가능기술</text:p>
          </table:table-cell>
          <table:table-cell table:style-name="표7.A1" office:value-type="string">
            <text:p text:style-name="P7">구분</text:p>
          </table:table-cell>
          <table:table-cell table:style-name="표7.A1" table:number-columns-spanned="2" office:value-type="string">
            <text:p text:style-name="P7">상세 skill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Front-end</text:p>
          </table:table-cell>
          <table:table-cell table:style-name="표7.A2" table:number-columns-spanned="2" office:value-type="string">
            <text:p text:style-name="P1">JavaScript, jQuery, HTML5, CSS3, Ajax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Back-end</text:p>
          </table:table-cell>
          <table:table-cell table:style-name="표7.A2" table:number-columns-spanned="2" office:value-type="string">
            <text:p text:style-name="P1">Java, JSP&amp;Servlet, MyBatis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framework/Library</text:p>
          </table:table-cell>
          <table:table-cell table:style-name="표7.A2" table:number-columns-spanned="2" office:value-type="string">
            <text:p text:style-name="P1">Spring<text:bookmark text:name="Bookmark1"/>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DB</text:p>
          </table:table-cell>
          <table:table-cell table:style-name="표7.A2" table:number-columns-spanned="2" office:value-type="string">
            <text:p text:style-name="P1">Oracle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Tool</text:p>
          </table:table-cell>
          <table:table-cell table:style-name="표7.A2" table:number-columns-spanned="2" office:value-type="string">
            <text:p text:style-name="P1">Eclipse, Visual studio Code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Environment</text:p>
          </table:table-cell>
          <table:table-cell table:style-name="표7.A2" table:number-columns-spanned="2" office:value-type="string">
            <text:p text:style-name="P1">Window 10, Tomcat</text:p>
          </table:table-cell>
          <table:covered-table-cell/>
        </table:table-row>
        <table:table-row table:style-name="표7.1">
          <table:covered-table-cell/>
          <table:table-cell table:style-name="표7.A2" office:value-type="string">
            <text:p text:style-name="P2">Collaboration</text:p>
          </table:table-cell>
          <table:table-cell table:style-name="표7.A2" table:number-columns-spanned="2" office:value-type="string">
            <text:p text:style-name="P1">GitHub</text:p>
          </table:table-cell>
          <table:covered-table-cell/>
        </table:table-row>
      </table:table>
      <text:p text:style-name="P10"/>
      <text:p text:style-name="P26"/>
      <text:p text:style-name="P2">위의 모든 기재사항은 사실과 다름없을 확인합니다. </text:p>
      <text:p text:style-name="P1"><text:bookmark text:name="Bookmark2"/><text:span text:style-name="T6">작성자: <text:s/></text:span><text:span text:style-name="T7">이지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6"/>
      <text:p text:style-name="P21"><text:soft-page-break/>자 <text:s/>기 <text:s/>소 <text:s/>개 <text:s/>서</text:p>
      <table:table table:name="표8" table:style-name="표8">
        <table:table-column table:style-name="표8.A"/>
        <table:table-row table:style-name="표8.1">
          <table:table-cell table:style-name="표8.A1" office:value-type="string">
            <text:p text:style-name="P6">해당 분야에 지원한 본인만의 강/장점에 대해 작성해 주세요. (500자 내외)</text:p>
          </table:table-cell>
        </table:table-row>
        <table:table-row table:style-name="표8.2">
          <table:table-cell table:style-name="표8.A2" office:value-type="string">
            <text:p text:style-name="P18"/>
            <text:p text:style-name="P18">********* 꼼꼼함, 책임감 등등 코딩 연관 해서 어필 할 수 있는 부분 생각해보기 !! 다시 적어 !!</text:p>
            <text:p text:style-name="P18"/>
            <text:p text:style-name="P18"/>
            <text:p text:style-name="P18">저는 제가 계속 자기발전을 하기 위해서 노력합니다.</text:p>
            <text:p text:style-name="P18">기존에 일했던 직종인 MD 직군은 내가 등록한 상품이 실시간으로 판매되는 수량, 금액을 눈으로 확인할 수 있는 꽤 매력적인 직종 이였습니다. 다만, 당시 소속되어있는 팀에서 담당하고 있는 쇼핑몰이 많고, 매출이 크게 나는 상품을 가지고 있었는데, 그렇다 보니 타 팀에 비해 진행하는 행사/프로모션의 수와 CS가 많아서 상사 분들이 인수인계를 빠르게 해주실 수 없어, 1년차가 될 때 동안 다른 팀에 있던 동기들에 비해 배우는게 적고, 성취감이 낮다는 생각을 하게 되었습니다.</text:p>
            <text:p text:style-name="P18">계속 뒤쳐질 수는 없다는 생각에, 팀에서 담당하고 있는 파트너사 중 신경을 써서 관리하면 매출이 증가할 수 있을 것 같은 파트너사를 추려서 팀장님께 매출을 키워보고 싶다고 제안 드렸고, 팀장님께선 자기 주도적으로 매출을 키워보고 자 하는 것을 높게 봐주셔서 흔쾌히 승낙해주셨습니다. 파트너사 MD와 반년간 매주 2~3번 연락하며 지속적인 상품 관리와 행사, 프로모션을 진행하게 되면서 일주일에 2~30만원 정도의 매출이 나오던 채널이 반년 후엔 평균 600~700만원의 매출이 나오는 채널이 되어 팀 전체 매출의 10% 정도의 매출을 담당하는 파트너사가 되었습니다.</text:p>
            <text:p text:style-name="P18">저는 이러한 경험을 통해 노력과 성실함으로 얻을 수 있는 성취감을 느껴보았고, 좋은 경험과 성취를 계속 이루기 위해서 현실에 안주하지 않고, 계속 자기 개발을 하여 발전할 수 있도록 노력하고 있습니다.</text:p>
            <text:p text:style-name="P18"/>
          </table:table-cell>
        </table:table-row>
        <table:table-row table:style-name="표8.3">
          <table:table-cell table:style-name="표8.A1" office:value-type="string">
            <text:p text:style-name="P6">해당 분야에 지원하기 위해 어떤 지식/기술을 습득하였으며, 어떻게 노력하였는지 작성해 주세요.</text:p>
            <text:p text:style-name="P6">(프로젝트 경험 및 문제 해결 노력 등) (500자 내외)</text:p>
          </table:table-cell>
        </table:table-row>
        <table:table-row table:style-name="표8.4">
          <table:table-cell table:style-name="표8.A2" office:value-type="string">
            <text:p text:style-name="Standard"/>
          </table:table-cell>
        </table:table-row>
        <table:table-row table:style-name="표8.3">
          <table:table-cell table:style-name="표8.A1" office:value-type="string">
            <text:p text:style-name="P6">지원동기 및 취업 후 이루고 싶은 본인만의 목표(포부)에 대해 작성해 주세요. (500자 내외)</text:p>
          </table:table-cell>
        </table:table-row>
        <text:soft-page-break/>
        <table:table-row table:style-name="표8.6">
          <table:table-cell table:style-name="표8.A2" office:value-type="string">
            <text:p text:style-name="Standard"/>
          </table:table-cell>
        </table:table-row>
      </table:table>
      <text:p text:style-name="P11"/>
      <text:p text:style-name="P20">프 로 젝 트</text:p>
      <text:p text:style-name="P12"/>
      <table:table table:name="표10" table:style-name="표10">
        <table:table-column table:style-name="표10.A"/>
        <table:table-column table:style-name="표10.B"/>
        <table:table-row table:style-name="표10.1">
          <table:table-cell table:style-name="표10.A1" office:value-type="string">
            <text:p text:style-name="P7">항목</text:p>
          </table:table-cell>
          <table:table-cell table:style-name="표10.A1" office:value-type="string">
            <text:p text:style-name="P7">주요내용</text:p>
          </table:table-cell>
        </table:table-row>
        <table:table-row table:style-name="표10.2">
          <table:table-cell table:style-name="표10.A2" office:value-type="string">
            <text:p text:style-name="P2">프로젝트 명</text:p>
          </table:table-cell>
          <table:table-cell table:style-name="표10.A2" office:value-type="string">
            <text:p text:style-name="P8"/>
          </table:table-cell>
        </table:table-row>
        <table:table-row table:style-name="표10.3">
          <table:table-cell table:style-name="표10.A2" office:value-type="string">
            <text:p text:style-name="P2">수행기간</text:p>
          </table:table-cell>
          <table:table-cell table:style-name="표10.A2" office:value-type="string">
            <text:p text:style-name="P9">0000.00.00 ~ 0000.00.00</text:p>
          </table:table-cell>
        </table:table-row>
        <table:table-row table:style-name="표10.4">
          <table:table-cell table:style-name="표10.A2" office:value-type="string">
            <text:p text:style-name="P2">개발 목표</text:p>
          </table:table-cell>
          <table:table-cell table:style-name="표10.A2" office:value-type="string">
            <text:p text:style-name="P14"/>
          </table:table-cell>
        </table:table-row>
        <table:table-row table:style-name="표10.5">
          <table:table-cell table:style-name="표10.A2" office:value-type="string">
            <text:p text:style-name="P2">사용기술 </text:p>
            <text:p text:style-name="P2">및</text:p>
            <text:p text:style-name="P2">개발환경 </text:p>
          </table:table-cell>
          <table:table-cell table:style-name="표10.A2" office:value-type="string">
            <table:table table:name="표9" table:style-name="표9">
              <table:table-column table:style-name="표9.A"/>
              <table:table-column table:style-name="표9.B"/>
              <table:table-row table:style-name="표9.1">
                <table:table-cell table:style-name="표9.A1" office:value-type="string">
                  <text:p text:style-name="P3">운영체제</text:p>
                </table:table-cell>
                <table:table-cell table:style-name="표9.A1" office:value-type="string">
                  <text:p text:style-name="P8">:</text:p>
                </table:table-cell>
              </table:table-row>
              <table:table-row table:style-name="표9.1">
                <table:table-cell table:style-name="표9.A1" office:value-type="string">
                  <text:p text:style-name="P3">사용언어</text:p>
                </table:table-cell>
                <table:table-cell table:style-name="표9.A1" office:value-type="string">
                  <text:p text:style-name="P8">:</text:p>
                </table:table-cell>
              </table:table-row>
              <table:table-row table:style-name="표9.1">
                <table:table-cell table:style-name="표9.A1" office:value-type="string">
                  <text:p text:style-name="P3">FrameWork/ Library</text:p>
                </table:table-cell>
                <table:table-cell table:style-name="표9.A1" office:value-type="string">
                  <text:p text:style-name="P8">:</text:p>
                </table:table-cell>
              </table:table-row>
              <table:table-row table:style-name="표9.1">
                <table:table-cell table:style-name="표9.A1" office:value-type="string">
                  <text:p text:style-name="P3">DB</text:p>
                </table:table-cell>
                <table:table-cell table:style-name="표9.A1" office:value-type="string">
                  <text:p text:style-name="P8">:</text:p>
                </table:table-cell>
              </table:table-row>
              <table:table-row table:style-name="표9.1">
                <table:table-cell table:style-name="표9.A1" office:value-type="string">
                  <text:p text:style-name="P3">Tool</text:p>
                </table:table-cell>
                <table:table-cell table:style-name="표9.A1" office:value-type="string">
                  <text:p text:style-name="P8">:</text:p>
                </table:table-cell>
              </table:table-row>
              <table:table-row table:style-name="표9.1">
                <table:table-cell table:style-name="표9.A1" office:value-type="string">
                  <text:p text:style-name="P3">WAS</text:p>
                </table:table-cell>
                <table:table-cell table:style-name="표9.A1" office:value-type="string">
                  <text:p text:style-name="P8">:</text:p>
                </table:table-cell>
              </table:table-row>
              <table:table-row table:style-name="표9.1">
                <table:table-cell table:style-name="표9.A1" office:value-type="string">
                  <text:p text:style-name="P3">Collaboration</text:p>
                </table:table-cell>
                <table:table-cell table:style-name="표9.A1" office:value-type="string">
                  <text:p text:style-name="P8">:</text:p>
                </table:table-cell>
              </table:table-row>
            </table:table>
            <text:p text:style-name="P8"/>
          </table:table-cell>
        </table:table-row>
        <table:table-row table:style-name="표10.6">
          <table:table-cell table:style-name="표10.A2" office:value-type="string">
            <text:p text:style-name="P2">구현기능</text:p>
          </table:table-cell>
          <table:table-cell table:style-name="표10.A2" office:value-type="string">
            <text:p text:style-name="P15"/>
          </table:table-cell>
        </table:table-row>
        <text:soft-page-break/>
        <table:table-row table:style-name="표10.7">
          <table:table-cell table:style-name="표10.A2" office:value-type="string">
            <text:p text:style-name="P2">담당 역할</text:p>
          </table:table-cell>
          <table:table-cell table:style-name="표10.A2" office:value-type="string">
            <text:p text:style-name="P8"/>
          </table:table-cell>
        </table:table-row>
        <table:table-row table:style-name="표10.8">
          <table:table-cell table:style-name="표10.A2" office:value-type="string">
            <text:p text:style-name="P2">프로젝트 </text:p>
            <text:p text:style-name="P2">참여소감</text:p>
          </table:table-cell>
          <table:table-cell table:style-name="표10.A2" office:value-type="string">
            <text:p text:style-name="Standard"/>
          </table:table-cell>
        </table:table-row>
      </table:table>
      <text:p text:style-name="P13"/>
      <text:p text:style-name="P20">상 세 구 현 내 용 </text:p>
      <table:table table:name="표11" table:style-name="표11">
        <table:table-column table:style-name="표11.A"/>
        <table:table-row table:style-name="표11.1">
          <table:table-cell table:style-name="표11.A1" office:value-type="string">
            <text:p text:style-name="P7">화면설명</text:p>
          </table:table-cell>
        </table:table-row>
        <table:table-row table:style-name="표11.2">
          <table:table-cell table:style-name="표11.A2" office:value-type="string">
            <text:p text:style-name="P2">이미지</text:p>
          </table:table-cell>
        </table:table-row>
        <table:table-row table:style-name="표11.3">
          <table:table-cell table:style-name="표11.A2" office:value-type="string">
            <text:p text:style-name="P17">구현기능설명 </text:p>
            <text:p text:style-name="P16"/>
          </table:table-cell>
        </table:table-row>
        <table:table-row table:style-name="표11.4">
          <table:table-cell table:style-name="표11.A1" office:value-type="string">
            <text:p text:style-name="P7">화면설명</text:p>
          </table:table-cell>
        </table:table-row>
        <table:table-row table:style-name="표11.5">
          <table:table-cell table:style-name="표11.A5" office:value-type="string">
            <text:p text:style-name="P2">이미지</text:p>
          </table:table-cell>
        </table:table-row>
        <table:table-row table:style-name="표11.6">
          <table:table-cell table:style-name="표11.A5" office:value-type="string">
            <text:p text:style-name="P17">구현기능설명 </text:p>
            <text:p text:style-name="P16"/>
          </table:table-cell>
        </table:table-row>
        <table:table-row table:style-name="표11.4">
          <table:table-cell table:style-name="표11.A1" office:value-type="string">
            <text:p text:style-name="P7">화면설명</text:p>
          </table:table-cell>
        </table:table-row>
        <text:soft-page-break/>
        <table:table-row table:style-name="표11.8">
          <table:table-cell table:style-name="표11.A5" office:value-type="string">
            <text:p text:style-name="P2">이미지</text:p>
          </table:table-cell>
        </table:table-row>
        <table:table-row table:style-name="표11.4">
          <table:table-cell table:style-name="표11.A5" office:value-type="string">
            <text:p text:style-name="P17">구현기능설명 </text:p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맑은 고딕2" svg:font-family="'맑은 고딕', 'Malgun Gothic', 'Apple SD Gothic Neo', Dotum, sans-serif"/>
    <style:font-face style:name="Arial2" svg:font-family="Arial" style:font-family-generic="swiss"/>
    <style:font-face style:name="Georgia" svg:font-family="Georgia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ko" style:country-asian="KR" style:font-size-complex="10pt" style:language-complex="ar" style:country-complex="SA"/>
    </style:default-style>
    <style:default-style style:family="paragraph">
      <style:paragraph-properties fo:text-align="justify" style:justify-single-word="false"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맑은 고딕" fo:font-size="10pt" fo:language="en" fo:country="US" style:font-name-asian="맑은 고딕1" style:font-size-asian="10pt" style:language-asian="ko" style:country-asian="KR" style:font-name-complex="맑은 고딕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.212cm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141cm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94cm" fo:margin-bottom="0.141cm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071cm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88cm" fo:margin-bottom="0.071cm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.071cm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212cm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635cm" fo:margin-bottom="0.141cm" fo:text-align="start" style:justify-single-word="false" fo:keep-together="always" fo:padding="0cm" fo:border="none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바탕글" style:family="paragraph" style:parent-style-name="Standard" style:default-outline-level="" style:list-style-name="">
      <style:paragraph-properties fo:line-height="160%" fo:orphans="2" fo:widows="2"/>
      <style:text-properties fo:color="#000000" style:font-name="바탕" style:font-name-asian="바탕1" style:font-name-complex="굴림1"/>
    </style:style>
    <style:style style:name="MS바탕글" style:family="paragraph" style:parent-style-name="Standard" style:default-outline-level="" style:list-style-name="">
      <style:paragraph-properties fo:line-height="160%" fo:orphans="2" fo:widows="2"/>
      <style:text-properties fo:color="#000000" style:font-name-complex="굴림1"/>
    </style:style>
    <style:style style:name="List_20_Paragraph" style:display-name="List Paragraph" style:family="paragraph" style:parent-style-name="Standard" style:default-outline-level="" style:list-style-name="">
      <style:paragraph-properties fo:margin-left="1.411cm" fo:margin-right="0cm" fo:text-indent="0cm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text-align="start" style:justify-single-word="false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text-properties style:font-name="맑은 고딕" fo:font-size="9pt" style:font-size-asian="9pt" style:font-size-complex="9pt"/>
    </style:style>
    <style:style style:name="Normal_20__28_Web_29_" style:display-name="Normal (Web)" style:family="paragraph" style:parent-style-name="Standard" style:default-outline-level="" style:list-style-name="">
      <style:paragraph-properties fo:text-align="start" style:justify-single-word="false" fo:orphans="2" fo:widows="2"/>
      <style:text-properties style:font-name="굴림" fo:font-size="12pt" style:font-name-asian="굴림1" style:font-size-asian="12pt" style:font-name-complex="굴림1" style:font-size-complex="12pt"/>
    </style:style>
    <style:style style:name="바탕글1" style:family="paragraph" style:parent-style-name="Standard" style:default-outline-level="" style:list-style-name="">
      <style:paragraph-properties fo:line-height="160%" fo:orphans="2" fo:widows="2"/>
      <style:text-properties fo:color="#000000" style:font-name="바탕" style:font-name-asian="바탕1" style:font-name-complex="굴림1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메모_20_텍스트_20_Char" style:display-name="메모 텍스트 Char" style:family="text" style:parent-style-name="Default_20_Paragraph_20_Font"/>
    <style:style style:name="메모_20_주제_20_Char" style:display-name="메모 주제 Char" style:family="text" style:parent-style-name="메모_20_텍스트_20_Char">
      <style:text-properties fo:font-weight="bold" style:font-weight-asian="bold" style:font-weight-complex="bold"/>
    </style:style>
    <style:style style:name="풍선_20_도움말_20_텍스트_20_Char" style:display-name="풍선 도움말 텍스트 Char" style:family="text" style:parent-style-name="Default_20_Paragraph_20_Font">
      <style:text-properties style:font-name="맑은 고딕" fo:font-size="9pt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-asian="맑은 고딕1"/>
    </style:style>
    <style:style style:name="ListLabel_20_3" style:display-name="ListLabel 3" style:family="text">
      <style:text-properties style:font-name-asian="맑은 고딕1" style:font-name-complex="맑은 고딕1"/>
    </style:style>
    <style:style style:name="ListLabel_20_4" style:display-name="ListLabel 4" style:family="text">
      <style:text-properties fo:font-size="9pt" style:font-name-asian="맑은 고딕1" style:font-size-asian="9pt" style:font-name-complex="맑은 고딕1"/>
    </style:style>
    <style:style style:name="ListLabel_20_5" style:display-name="ListLabel 5" style:family="text">
      <style:text-properties fo:font-size="9pt" fo:font-weight="normal" style:font-name-asian="맑은 고딕1" style:font-size-asian="9pt" style:font-weight-asian="normal" style:font-name-complex="맑은 고딕1"/>
    </style:style>
    <style:style style:name="ListLabel_20_6" style:display-name="ListLabel 6" style:family="text">
      <style:text-properties fo:font-weight="bold" style:font-name-asian="맑은 고딕1" style:font-weight-asian="bold" style:font-name-complex="바탕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-0.598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0.672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1.942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3.212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4.48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5.75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022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-0.635cm" fo:margin-left="8.292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-0.635cm" fo:margin-left="9.56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 fo:text-align="center">
          <style:list-level-label-alignment text:label-followed-by="listtab" fo:text-indent="-0.706cm" fo:margin-left="0.7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fo:font-family="'맑은 고딕'" style:font-style-name="Regular" style:font-family-generic="modern" style:font-pitch="variable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AN</meta:initial-creator>
    <dc:creator>지연 이</dc:creator>
    <meta:editing-cycles>35</meta:editing-cycles>
    <meta:print-date>2023-05-04T04:52:00</meta:print-date>
    <meta:creation-date>2023-03-08T06:19:00</meta:creation-date>
    <dc:date>2023-08-23T18:03:49.52</dc:date>
    <meta:editing-duration>P1DT5H40M39S</meta:editing-duration>
    <meta:generator>OpenOffice/4.1.14$Win32 OpenOffice.org_project/4114m1$Build-9811</meta:generator>
    <meta:document-statistic meta:table-count="10" meta:image-count="0" meta:object-count="0" meta:page-count="6" meta:paragraph-count="163" meta:word-count="1379" meta:character-count="22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